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375in" fo:margin-left="-0.075in" table:align="left" style:writing-mode="lr-tb"/>
    </style:style>
    <style:style style:name="Table1.A" style:family="table-column">
      <style:table-column-properties style:column-width="1.1076in"/>
    </style:style>
    <style:style style:name="Table1.B" style:family="table-column">
      <style:table-column-properties style:column-width="5.4299in"/>
    </style:style>
    <style:style style:name="Table1.1" style:family="table-row">
      <style:table-row-properties style:min-row-height="0.1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26f866" officeooo:paragraph-rsid="0026f866" style:font-weight-asian="bold"/>
    </style:style>
    <style:style style:name="P3" style:family="paragraph" style:parent-style-name="Standard">
      <style:paragraph-properties>
        <style:tab-stops>
          <style:tab-stop style:position="0.9717in"/>
        </style:tab-stops>
      </style:paragraph-properties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a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Standard">
      <style:paragraph-properties fo:line-height="100%" fo:text-align="end" style:justify-single-word="false" style:page-number="auto"/>
      <style:text-properties officeooo:paragraph-rsid="0032fa78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officeooo:paragraph-rsid="00295ef6"/>
    </style:style>
    <style:style style:name="P9" style:family="paragraph" style:parent-style-name="List_20_Paragraph" style:list-style-name="WWNum1">
      <style:text-properties officeooo:paragraph-rsid="0030d248"/>
    </style:style>
    <style:style style:name="P10" style:family="paragraph" style:parent-style-name="List_20_Paragraph" style:list-style-name="WWNum1">
      <style:text-properties officeooo:rsid="00295ef6" officeooo:paragraph-rsid="00295ef6"/>
    </style:style>
    <style:style style:name="P11" style:family="paragraph" style:parent-style-name="List_20_Paragraph" style:list-style-name="WWNum2"/>
    <style:style style:name="P12" style:family="paragraph" style:parent-style-name="List_20_Paragraph" style:list-style-name="WWNum2">
      <style:text-properties fo:font-style="italic" officeooo:paragraph-rsid="002fe1c8" style:font-style-asian="italic" style:font-style-complex="italic"/>
    </style:style>
    <style:style style:name="P13" style:family="paragraph" style:parent-style-name="List_20_Paragraph" style:list-style-name="WWNum6">
      <style:text-properties fo:font-style="italic" officeooo:paragraph-rsid="0022e1f5" style:font-style-asian="italic" style:font-style-complex="italic"/>
    </style:style>
    <style:style style:name="P14" style:family="paragraph" style:parent-style-name="List_20_Paragraph" style:list-style-name="WWNum6">
      <style:text-properties fo:font-style="italic" officeooo:paragraph-rsid="0017ab18" style:font-style-asian="italic" style:font-style-complex="italic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3">
      <style:text-properties officeooo:rsid="001fdd5a" officeooo:paragraph-rsid="001fdd5a"/>
    </style:style>
    <style:style style:name="P17" style:family="paragraph" style:parent-style-name="List_20_Paragraph" style:list-style-name="WWNum6"/>
    <style:style style:name="P18" style:family="paragraph" style:parent-style-name="List_20_Paragraph" style:list-style-name="WWNum6">
      <style:text-properties officeooo:paragraph-rsid="00101585"/>
    </style:style>
    <style:style style:name="P19" style:family="paragraph" style:parent-style-name="List_20_Paragraph" style:list-style-name="WWNum6">
      <style:text-properties fo:font-style="normal" officeooo:rsid="002666ba" officeooo:paragraph-rsid="002666ba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278ba" style:font-style-asian="normal" style:font-style-complex="normal"/>
    </style:style>
    <style:style style:name="T7" style:family="text">
      <style:text-properties fo:font-style="normal" officeooo:rsid="0017ab18" style:font-style-asian="normal" style:font-style-complex="normal"/>
    </style:style>
    <style:style style:name="T8" style:family="text">
      <style:text-properties fo:font-style="normal" officeooo:rsid="0022e1f5" style:font-style-asian="normal" style:font-style-complex="normal"/>
    </style:style>
    <style:style style:name="T9" style:family="text">
      <style:text-properties fo:font-style="normal" officeooo:rsid="0027d177" style:font-style-asian="normal" style:font-style-complex="normal"/>
    </style:style>
    <style:style style:name="T10" style:family="text">
      <style:text-properties fo:font-style="normal" officeooo:rsid="002e9cdd" style:font-style-asian="normal" style:font-style-complex="normal"/>
    </style:style>
    <style:style style:name="T11" style:family="text">
      <style:text-properties fo:font-style="normal" officeooo:rsid="002fe1c8" style:font-style-asian="normal" style:font-style-complex="normal"/>
    </style:style>
    <style:style style:name="T12" style:family="text">
      <style:text-properties officeooo:rsid="0015de4b"/>
    </style:style>
    <style:style style:name="T13" style:family="text">
      <style:text-properties officeooo:rsid="0017ab18"/>
    </style:style>
    <style:style style:name="T14" style:family="text">
      <style:text-properties officeooo:rsid="00185fdb"/>
    </style:style>
    <style:style style:name="T15" style:family="text">
      <style:text-properties officeooo:rsid="001a5bcf"/>
    </style:style>
    <style:style style:name="T16" style:family="text">
      <style:text-properties officeooo:rsid="001cff3e"/>
    </style:style>
    <style:style style:name="T17" style:family="text">
      <style:text-properties officeooo:rsid="001ea1f0"/>
    </style:style>
    <style:style style:name="T18" style:family="text">
      <style:text-properties officeooo:rsid="002157fd"/>
    </style:style>
    <style:style style:name="T19" style:family="text">
      <style:text-properties officeooo:rsid="0022e1f5"/>
    </style:style>
    <style:style style:name="T20" style:family="text">
      <style:text-properties officeooo:rsid="00255fdb"/>
    </style:style>
    <style:style style:name="T21" style:family="text">
      <style:text-properties officeooo:rsid="0027d177"/>
    </style:style>
    <style:style style:name="T22" style:family="text">
      <style:text-properties officeooo:rsid="00295ef6"/>
    </style:style>
    <style:style style:name="T23" style:family="text">
      <style:text-properties officeooo:rsid="002aacdd"/>
    </style:style>
    <style:style style:name="T24" style:family="text">
      <style:text-properties officeooo:rsid="002ce447"/>
    </style:style>
    <style:style style:name="T25" style:family="text">
      <style:text-properties officeooo:rsid="002e9cdd"/>
    </style:style>
    <style:style style:name="T26" style:family="text">
      <style:text-properties officeooo:rsid="002fe1c8"/>
    </style:style>
    <style:style style:name="T27" style:family="text">
      <style:text-properties officeooo:rsid="0030d248"/>
    </style:style>
    <style:style style:name="T28" style:family="text">
      <style:text-properties fo:font-size="14pt" fo:font-weight="bold" style:font-size-asian="14pt" style:font-weight-asian="bold" style:font-size-complex="10pt"/>
    </style:style>
    <style:style style:name="T29" style:family="text">
      <style:text-properties officeooo:rsid="00344628"/>
    </style:style>
    <style:style style:name="T30" style:family="text">
      <style:text-properties officeooo:rsid="0034a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me Address: 1672 Greenway Blvd., Valley Stream, NY 11580</text:p>
      <text:p text:style-name="Standard">School Address: 3818 Chestnut St., Philadelphia, PA 19104, <text:span text:style-name="T23">Apt</text:span> <text:span text:style-name="T23">A</text:span>102</text:p>
      <text:p text:style-name="Standard">(516) 476-2577</text:p>
      <text:p text:style-name="P4"><text:a xlink:type="simple" xlink:href="mailto:lesp@seas.upenn.edu">lesp@seas.upenn.edu</text:a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Education</text:p>
          </table:table-cell>
          <table:table-cell table:style-name="Table1.B1" office:value-type="string">
            <text:p text:style-name="P1">University of Pennsylvania, School of Engineering and Applied Science</text:p>
            <text:p text:style-name="Standard">Philadelphia, PA</text:p>
            <text:p text:style-name="Standard">Candidate for Bachelor of Science in Engineering, May 2014</text:p>
            <text:p text:style-name="Standard">Major: Computer Engineering</text:p>
            <text:p text:style-name="Standard">Cumulative GPA: 3.8<text:span text:style-name="T12">8</text:span>/4.0</text:p>
            <text:p text:style-name="Standard"/>
            <text:p text:style-name="Standard"><text:span text:style-name="T1">Relevant Coursework</text:span>: Introduction to digital circuit design, introduction to analog circuits, introduction to computer architecture, introduction to computer algorithms and data structures, software engineering, <text:span text:style-name="T14">micro-controllers</text:span>, operating systems, circuit level modeling and design, engineering statistics, <text:span text:style-name="T15">U</text:span><text:span text:style-name="T3">nix skills, </text:span><text:span text:style-name="T20">computational linear algebra, internet and web systems, networking, computer organization, </text:span><text:span text:style-name="T25">databases, machine learning, software marketing, life-critical systems</text:span></text:p>
            <text:p text:style-name="Standard"/>
            <text:p text:style-name="Standard"><text:span text:style-name="T1">Honors</text:span>: <text:span text:style-name="T4">Tau Beta Pi (2012-Present), </text:span><text:span text:style-name="T24">Ehta Kappa Nu (2013-Present), </text:span>Rachleff Scholar (2011-present), Dean’s List (2010-201<text:span text:style-name="T29">3</text:span>), Penn Undergraduate Research Mentoring Program selected participant (2011), Research Peer Advisor (2012<text:span text:style-name="T29">-Present</text:span>).</text:p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Experience</text:p>
          </table:table-cell>
          <table:table-cell table:style-name="Table1.B1" office:value-type="string">
            <text:list xml:id="list4787235139885441665" text:style-name="WWNum1">
              <text:list-item>
                <text:p text:style-name="P8"><text:span text:style-name="T22">Intern, Web Applications Group, Internal Software, Hospital at the University of Pennsylvani</text:span><text:span text:style-name="T23">a</text:span></text:p>
                <text:list>
                  <text:list-item>
                    <text:p text:style-name="P10">Helped develop Organ Tracking Application for department of cardiovascular surgery.</text:p>
                  </text:list-item>
                </text:list>
              </text:list-item>
              <text:list-item>
                <text:p text:style-name="P9">Research Assistant, Dr. Daniel Lee, Professor in Electrical and Systems Engineering and Bioengineering, GRASP Lab, University of Pennsylvania<text:span text:style-name="T1">, </text:span>Summer 2011-<text:span text:style-name="T27">Spring 2013</text:span></text:p>
              </text:list-item>
              <text:list-item>
                <text:p text:style-name="P9">Participant in RoboCup 2011, Istanbul and RoboCup 2012, Mexico City</text:p>
                <text:list>
                  <text:list-item>
                    <text:p text:style-name="P7">Annual international <text:span text:style-name="T23">robotics </text:span>conference <text:span text:style-name="T23">and competition.</text:span></text:p>
                  </text:list-item>
                </text:list>
              </text:list-item>
            </text:list>
            <text:list xml:id="list1863591148118905152" text:style-name="WWNum2">
              <text:list-item>
                <text:p text:style-name="P11">Teaching Assistant, <text:bookmark-start text:name="_GoBack"/>University of Pennsylvania</text:p>
                <text:list>
                  <text:list-item>
                    <text:p text:style-name="P12"><text:span text:style-name="T26">Circuit-Level Modeling and Design</text:span><text:span text:style-name="T11">, Fall 2013</text:span></text:p>
                  </text:list-item>
                  <text:list-item>
                    <text:p text:style-name="P12"><text:span text:style-name="T5">Software Engineering</text:span><text:span text:style-name="T6">, Spring 2013</text:span></text:p>
                  </text:list-item>
                  <text:list-item>
                    <text:p text:style-name="P11"><text:span text:style-name="T2">Introduction to Computer Architecture</text:span>, Fall 2012</text:p>
                  </text:list-item>
                  <text:list-item>
                    <text:p text:style-name="P11"><text:span text:style-name="T2">Introduction to Analog Circuits Laboratory</text:span>, Fall 2012</text:p>
                  </text:list-item>
                  <text:list-item>
                    <text:p text:style-name="P11"><text:span text:style-name="T2">Introduction to Digital Circuit Design</text:span>, Spring 2012, <text:span text:style-name="T5">2013</text:span></text:p>
                  </text:list-item>
                  <text:list-item>
                    <text:p text:style-name="P11"><text:span text:style-name="T2">Introduction to Digital Circuit Design Lab</text:span>, Spring 2012, <text:span text:style-name="T5">2013</text:span></text:p>
                  </text:list-item>
                  <text:list-item>
                    <text:p text:style-name="P11"><text:span text:style-name="T2">Introduction to Java Programming, </text:span>Spring 2011, Fall 2011<text:bookmark-end text:name="_GoBack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Computer Skills/</text:p>
            <text:p text:style-name="P1">Languages</text:p>
          </table:table-cell>
          <table:table-cell table:style-name="Table1.B1" office:value-type="string">
            <text:list xml:id="list3272510463757167825" text:style-name="WWNum3">
              <text:list-item>
                <text:p text:style-name="P15">Java, <text:span text:style-name="T25">C#, </text:span>C++, Lua, Python, C, Matlab, <text:span text:style-name="T18">Bourne Shell</text:span></text:p>
              </text:list-item>
              <text:list-item>
                <text:p text:style-name="P15">SQL: Oracle DB, MySQL, SQlite</text:p>
              </text:list-item>
              <text:list-item>
                <text:p text:style-name="P15">HTML, JavaScript, <text:span text:style-name="T30">Jquery, </text:span>Python flask development framework, <text:span text:style-name="T25">ASP.net MVC</text:span></text:p>
              </text:list-item>
              <text:list-item>
                <text:p text:style-name="P15">Xilinx development <text:span text:style-name="T17">suite</text:span>, Electric, SPICE, VHDL, <text:span text:style-name="T16">Verilog</text:span></text:p>
              </text:list-item>
              <text:list-item>
                <text:p text:style-name="P15">Android Development SDK</text:p>
              </text:list-item>
              <text:list-item>
                <text:p text:style-name="P16">Git, SVN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2">Organizations</text:p>
          </table:table-cell>
          <table:table-cell table:style-name="Table1.B1" office:value-type="string">
            <text:list xml:id="list3886345458474114985" text:style-name="WWNum6">
              <text:list-item>
                <text:p text:style-name="P13"><text:span text:style-name="T19">Architechs</text:span><text:span text:style-name="T8">, Founder, University of Pennsylvania, Fall 2012 – Present</text:span></text:p>
                <text:list>
                  <text:list-item>
                    <text:p text:style-name="P19">Mission: Encouraging hacking culture at the University of Pennsylvania</text:p>
                  </text:list-item>
                </text:list>
              </text:list-item>
              <text:list-item>
                <text:p text:style-name="P14"><text:span text:style-name="T13">Initiation Chair, </text:span><text:span text:style-name="T7">Tau Beta Pi, University of Pennsylvania, Spring 2013 – Present</text:span></text:p>
              </text:list-item>
              <text:list-item>
                <text:p text:style-name="P17"><text:span text:style-name="T2">Member, Captain,</text:span> UPennalizers RoboCup team, University of Pennsylvania, Summer 2011-Present<text:span text:style-name="T2"> </text:span></text:p>
              </text:list-item>
              <text:list-item>
                <text:p text:style-name="P18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17"><text:span text:style-name="T2">Volunteer</text:span>, Freshman Orientation Peer Advisor Fellow, University of Pennsylvania, Summer-Fall 2<text:span text:style-name="T23">012, </text:span><text:span text:style-name="T24">2013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/>
      <style:text-properties officeooo:paragraph-rsid="0032fa78"/>
    </style:style>
    <style:style style:name="MT1" style:family="text">
      <style:text-properties fo:font-size="14pt" fo:font-weight="bold" style:font-size-asian="14pt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5in" fo:margin-bottom="1in" fo:margin-left="0.6346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.0472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pencer Le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36</meta:editing-cycles>
    <meta:creation-date>2012-08-22T17:57:00</meta:creation-date>
    <dc:date>2013-08-26T20:43:14</dc:date>
    <meta:editing-duration>PT34M31S</meta:editing-duration>
    <meta:generator>LibreOffice/4.0.2.2$Linux_x86 LibreOffice_project/400m0$Build-2</meta:generator>
    <meta:document-statistic meta:table-count="1" meta:image-count="0" meta:object-count="0" meta:page-count="1" meta:paragraph-count="42" meta:word-count="367" meta:character-count="2761" meta:non-whitespace-character-count="2458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